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Paycheck Calculato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2" office:value-type="currency" office:currency="USD" office:value="15">
            <text:p>$15.00</text:p>
          </table:table-cell>
          <table:table-cell office:value-type="string">
            <text:p><text:s/>= Pay Rate $/h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office:value-type="string">
            <text:p><text:s/>= Over Time when Double Time Kicks 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office:value-type="string">
            <text:p><text:s/>= Over Time when Triple Time Kicks i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>
            <text:p>Straight 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Triple</text:p>
          </table:table-cell>
          <table:table-cell table:style-name="ce1"/>
        </table:table-row>
        <table:table-row table:style-name="ro1">
          <table:table-cell table:number-columns-repeated="3"/>
          <table:table-cell office:value-type="string">
            <text:p># Hours</text:p>
          </table:table-cell>
          <table:table-cell table:number-columns-repeated="3" table:style-name="ce1" office:value-type="string">
            <text:p>Time</text:p>
          </table:table-cell>
          <table:table-cell table:style-name="ce1" office:value-type="string">
            <text:p>Paycheck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formula="of:=[.$D$6]*[.D12]" office:value-type="currency" office:currency="USD" office:value="0">
            <text:p>$0.00</text:p>
          </table:table-cell>
          <table:table-cell table:formula="of:=IF([.D12]&gt;[.$D$7];[.$D$6]*([.D12]-[.$D$7]);0)" office:value-type="float" office:value="0">
            <text:p>0</text:p>
          </table:table-cell>
          <table:table-cell table:formula="of:=IF([.D12]&gt;[.$D$8];[.$D$6]*([.D12]-[.$D$8]);0)" office:value-type="float" office:value="0">
            <text:p>0</text:p>
          </table:table-cell>
          <table:table-cell table:formula="of:=[.E12]+[.F12]+[.G12]" office:value-type="currency" office:currency="USD" office:value="0">
            <text:p>$0.00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$D$6]*[.D13]" office:value-type="currency" office:currency="USD" office:value="15">
            <text:p>$15.00</text:p>
          </table:table-cell>
          <table:table-cell table:formula="of:=IF([.D13]&gt;[.$D$7];[.$D$6]*([.D13]-[.$D$7]);0)" office:value-type="float" office:value="0">
            <text:p>0</text:p>
          </table:table-cell>
          <table:table-cell table:formula="of:=IF([.D13]&gt;[.$D$8];[.$D$6]*([.D13]-[.$D$8]);0)" office:value-type="float" office:value="0">
            <text:p>0</text:p>
          </table:table-cell>
          <table:table-cell table:formula="of:=[.E13]+[.F13]+[.G13]" office:value-type="currency" office:currency="USD" office:value="15">
            <text:p>$15.00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formula="of:=[.$D$6]*[.D14]" office:value-type="currency" office:currency="USD" office:value="30">
            <text:p>$30.00</text:p>
          </table:table-cell>
          <table:table-cell table:formula="of:=IF([.D14]&gt;[.$D$7];[.$D$6]*([.D14]-[.$D$7]);0)" office:value-type="float" office:value="0">
            <text:p>0</text:p>
          </table:table-cell>
          <table:table-cell table:formula="of:=IF([.D14]&gt;[.$D$8];[.$D$6]*([.D14]-[.$D$8]);0)" office:value-type="float" office:value="0">
            <text:p>0</text:p>
          </table:table-cell>
          <table:table-cell table:formula="of:=[.E14]+[.F14]+[.G14]" office:value-type="currency" office:currency="USD" office:value="30">
            <text:p>$30.00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formula="of:=[.$D$6]*[.D15]" office:value-type="currency" office:currency="USD" office:value="45">
            <text:p>$45.00</text:p>
          </table:table-cell>
          <table:table-cell table:formula="of:=IF([.D15]&gt;[.$D$7];[.$D$6]*([.D15]-[.$D$7]);0)" office:value-type="float" office:value="0">
            <text:p>0</text:p>
          </table:table-cell>
          <table:table-cell table:formula="of:=IF([.D15]&gt;[.$D$8];[.$D$6]*([.D15]-[.$D$8]);0)" office:value-type="float" office:value="0">
            <text:p>0</text:p>
          </table:table-cell>
          <table:table-cell table:formula="of:=[.E15]+[.F15]+[.G15]" office:value-type="currency" office:currency="USD" office:value="45">
            <text:p>$45.00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formula="of:=[.$D$6]*[.D16]" office:value-type="currency" office:currency="USD" office:value="60">
            <text:p>$60.00</text:p>
          </table:table-cell>
          <table:table-cell table:formula="of:=IF([.D16]&gt;[.$D$7];[.$D$6]*([.D16]-[.$D$7]);0)" office:value-type="float" office:value="0">
            <text:p>0</text:p>
          </table:table-cell>
          <table:table-cell table:formula="of:=IF([.D16]&gt;[.$D$8];[.$D$6]*([.D16]-[.$D$8]);0)" office:value-type="float" office:value="0">
            <text:p>0</text:p>
          </table:table-cell>
          <table:table-cell table:formula="of:=[.E16]+[.F16]+[.G16]" office:value-type="currency" office:currency="USD" office:value="60">
            <text:p>$60.00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[.$D$6]*[.D17]" office:value-type="currency" office:currency="USD" office:value="75">
            <text:p>$75.00</text:p>
          </table:table-cell>
          <table:table-cell table:formula="of:=IF([.D17]&gt;[.$D$7];[.$D$6]*([.D17]-[.$D$7]);0)" office:value-type="float" office:value="0">
            <text:p>0</text:p>
          </table:table-cell>
          <table:table-cell table:formula="of:=IF([.D17]&gt;[.$D$8];[.$D$6]*([.D17]-[.$D$8]);0)" office:value-type="float" office:value="0">
            <text:p>0</text:p>
          </table:table-cell>
          <table:table-cell table:formula="of:=[.E17]+[.F17]+[.G17]" office:value-type="currency" office:currency="USD" office:value="75">
            <text:p>$75.00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formula="of:=[.$D$6]*[.D18]" office:value-type="currency" office:currency="USD" office:value="90">
            <text:p>$90.00</text:p>
          </table:table-cell>
          <table:table-cell table:formula="of:=IF([.D18]&gt;[.$D$7];[.$D$6]*([.D18]-[.$D$7]);0)" office:value-type="float" office:value="0">
            <text:p>0</text:p>
          </table:table-cell>
          <table:table-cell table:formula="of:=IF([.D18]&gt;[.$D$8];[.$D$6]*([.D18]-[.$D$8]);0)" office:value-type="float" office:value="0">
            <text:p>0</text:p>
          </table:table-cell>
          <table:table-cell table:formula="of:=[.E18]+[.F18]+[.G18]" office:value-type="currency" office:currency="USD" office:value="90">
            <text:p>$90.00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formula="of:=[.$D$6]*[.D19]" office:value-type="currency" office:currency="USD" office:value="105">
            <text:p>$105.00</text:p>
          </table:table-cell>
          <table:table-cell table:formula="of:=IF([.D19]&gt;[.$D$7];[.$D$6]*([.D19]-[.$D$7]);0)" office:value-type="float" office:value="0">
            <text:p>0</text:p>
          </table:table-cell>
          <table:table-cell table:formula="of:=IF([.D19]&gt;[.$D$8];[.$D$6]*([.D19]-[.$D$8]);0)" office:value-type="float" office:value="0">
            <text:p>0</text:p>
          </table:table-cell>
          <table:table-cell table:formula="of:=[.E19]+[.F19]+[.G19]" office:value-type="currency" office:currency="USD" office:value="105">
            <text:p>$105.00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[.$D$6]*[.D20]" office:value-type="currency" office:currency="USD" office:value="120">
            <text:p>$120.00</text:p>
          </table:table-cell>
          <table:table-cell table:formula="of:=IF([.D20]&gt;[.$D$7];[.$D$6]*([.D20]-[.$D$7]);0)" office:value-type="float" office:value="0">
            <text:p>0</text:p>
          </table:table-cell>
          <table:table-cell table:formula="of:=IF([.D20]&gt;[.$D$8];[.$D$6]*([.D20]-[.$D$8]);0)" office:value-type="float" office:value="0">
            <text:p>0</text:p>
          </table:table-cell>
          <table:table-cell table:formula="of:=[.E20]+[.F20]+[.G20]" office:value-type="currency" office:currency="USD" office:value="120">
            <text:p>$120.00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formula="of:=[.$D$6]*[.D21]" office:value-type="currency" office:currency="USD" office:value="135">
            <text:p>$135.00</text:p>
          </table:table-cell>
          <table:table-cell table:formula="of:=IF([.D21]&gt;[.$D$7];[.$D$6]*([.D21]-[.$D$7]);0)" office:value-type="float" office:value="0">
            <text:p>0</text:p>
          </table:table-cell>
          <table:table-cell table:formula="of:=IF([.D21]&gt;[.$D$8];[.$D$6]*([.D21]-[.$D$8]);0)" office:value-type="float" office:value="0">
            <text:p>0</text:p>
          </table:table-cell>
          <table:table-cell table:formula="of:=[.E21]+[.F21]+[.G21]" office:value-type="currency" office:currency="USD" office:value="135">
            <text:p>$135.00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$D$6]*[.D22]" office:value-type="currency" office:currency="USD" office:value="150">
            <text:p>$150.00</text:p>
          </table:table-cell>
          <table:table-cell table:formula="of:=IF([.D22]&gt;[.$D$7];[.$D$6]*([.D22]-[.$D$7]);0)" office:value-type="float" office:value="0">
            <text:p>0</text:p>
          </table:table-cell>
          <table:table-cell table:formula="of:=IF([.D22]&gt;[.$D$8];[.$D$6]*([.D22]-[.$D$8]);0)" office:value-type="float" office:value="0">
            <text:p>0</text:p>
          </table:table-cell>
          <table:table-cell table:formula="of:=[.E22]+[.F22]+[.G22]" office:value-type="currency" office:currency="USD" office:value="150">
            <text:p>$150.00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formula="of:=[.$D$6]*[.D23]" office:value-type="currency" office:currency="USD" office:value="165">
            <text:p>$165.00</text:p>
          </table:table-cell>
          <table:table-cell table:formula="of:=IF([.D23]&gt;[.$D$7];[.$D$6]*([.D23]-[.$D$7]);0)" office:value-type="float" office:value="0">
            <text:p>0</text:p>
          </table:table-cell>
          <table:table-cell table:formula="of:=IF([.D23]&gt;[.$D$8];[.$D$6]*([.D23]-[.$D$8]);0)" office:value-type="float" office:value="0">
            <text:p>0</text:p>
          </table:table-cell>
          <table:table-cell table:formula="of:=[.E23]+[.F23]+[.G23]" office:value-type="currency" office:currency="USD" office:value="165">
            <text:p>$165.00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formula="of:=[.$D$6]*[.D24]" office:value-type="currency" office:currency="USD" office:value="180">
            <text:p>$180.00</text:p>
          </table:table-cell>
          <table:table-cell table:formula="of:=IF([.D24]&gt;[.$D$7];[.$D$6]*([.D24]-[.$D$7]);0)" office:value-type="float" office:value="0">
            <text:p>0</text:p>
          </table:table-cell>
          <table:table-cell table:formula="of:=IF([.D24]&gt;[.$D$8];[.$D$6]*([.D24]-[.$D$8]);0)" office:value-type="float" office:value="0">
            <text:p>0</text:p>
          </table:table-cell>
          <table:table-cell table:formula="of:=[.E24]+[.F24]+[.G24]" office:value-type="currency" office:currency="USD" office:value="180">
            <text:p>$180.00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formula="of:=[.$D$6]*[.D25]" office:value-type="currency" office:currency="USD" office:value="195">
            <text:p>$195.00</text:p>
          </table:table-cell>
          <table:table-cell table:formula="of:=IF([.D25]&gt;[.$D$7];[.$D$6]*([.D25]-[.$D$7]);0)" office:value-type="float" office:value="0">
            <text:p>0</text:p>
          </table:table-cell>
          <table:table-cell table:formula="of:=IF([.D25]&gt;[.$D$8];[.$D$6]*([.D25]-[.$D$8]);0)" office:value-type="float" office:value="0">
            <text:p>0</text:p>
          </table:table-cell>
          <table:table-cell table:formula="of:=[.E25]+[.F25]+[.G25]" office:value-type="currency" office:currency="USD" office:value="195">
            <text:p>$195.00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formula="of:=[.$D$6]*[.D26]" office:value-type="currency" office:currency="USD" office:value="210">
            <text:p>$210.00</text:p>
          </table:table-cell>
          <table:table-cell table:formula="of:=IF([.D26]&gt;[.$D$7];[.$D$6]*([.D26]-[.$D$7]);0)" office:value-type="float" office:value="0">
            <text:p>0</text:p>
          </table:table-cell>
          <table:table-cell table:formula="of:=IF([.D26]&gt;[.$D$8];[.$D$6]*([.D26]-[.$D$8]);0)" office:value-type="float" office:value="0">
            <text:p>0</text:p>
          </table:table-cell>
          <table:table-cell table:formula="of:=[.E26]+[.F26]+[.G26]" office:value-type="currency" office:currency="USD" office:value="210">
            <text:p>$210.00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formula="of:=[.$D$6]*[.D27]" office:value-type="currency" office:currency="USD" office:value="225">
            <text:p>$225.00</text:p>
          </table:table-cell>
          <table:table-cell table:formula="of:=IF([.D27]&gt;[.$D$7];[.$D$6]*([.D27]-[.$D$7]);0)" office:value-type="float" office:value="0">
            <text:p>0</text:p>
          </table:table-cell>
          <table:table-cell table:formula="of:=IF([.D27]&gt;[.$D$8];[.$D$6]*([.D27]-[.$D$8]);0)" office:value-type="float" office:value="0">
            <text:p>0</text:p>
          </table:table-cell>
          <table:table-cell table:formula="of:=[.E27]+[.F27]+[.G27]" office:value-type="currency" office:currency="USD" office:value="225">
            <text:p>$225.00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formula="of:=[.$D$6]*[.D28]" office:value-type="currency" office:currency="USD" office:value="240">
            <text:p>$240.00</text:p>
          </table:table-cell>
          <table:table-cell table:formula="of:=IF([.D28]&gt;[.$D$7];[.$D$6]*([.D28]-[.$D$7]);0)" office:value-type="float" office:value="0">
            <text:p>0</text:p>
          </table:table-cell>
          <table:table-cell table:formula="of:=IF([.D28]&gt;[.$D$8];[.$D$6]*([.D28]-[.$D$8]);0)" office:value-type="float" office:value="0">
            <text:p>0</text:p>
          </table:table-cell>
          <table:table-cell table:formula="of:=[.E28]+[.F28]+[.G28]" office:value-type="currency" office:currency="USD" office:value="240">
            <text:p>$240.00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formula="of:=[.$D$6]*[.D29]" office:value-type="currency" office:currency="USD" office:value="255">
            <text:p>$255.00</text:p>
          </table:table-cell>
          <table:table-cell table:formula="of:=IF([.D29]&gt;[.$D$7];[.$D$6]*([.D29]-[.$D$7]);0)" office:value-type="float" office:value="0">
            <text:p>0</text:p>
          </table:table-cell>
          <table:table-cell table:formula="of:=IF([.D29]&gt;[.$D$8];[.$D$6]*([.D29]-[.$D$8]);0)" office:value-type="float" office:value="0">
            <text:p>0</text:p>
          </table:table-cell>
          <table:table-cell table:formula="of:=[.E29]+[.F29]+[.G29]" office:value-type="currency" office:currency="USD" office:value="255">
            <text:p>$255.00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formula="of:=[.$D$6]*[.D30]" office:value-type="currency" office:currency="USD" office:value="270">
            <text:p>$270.00</text:p>
          </table:table-cell>
          <table:table-cell table:formula="of:=IF([.D30]&gt;[.$D$7];[.$D$6]*([.D30]-[.$D$7]);0)" office:value-type="float" office:value="0">
            <text:p>0</text:p>
          </table:table-cell>
          <table:table-cell table:formula="of:=IF([.D30]&gt;[.$D$8];[.$D$6]*([.D30]-[.$D$8]);0)" office:value-type="float" office:value="0">
            <text:p>0</text:p>
          </table:table-cell>
          <table:table-cell table:formula="of:=[.E30]+[.F30]+[.G30]" office:value-type="currency" office:currency="USD" office:value="270">
            <text:p>$270.00</text:p>
          </table:table-cell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formula="of:=[.$D$6]*[.D31]" office:value-type="currency" office:currency="USD" office:value="285">
            <text:p>$285.00</text:p>
          </table:table-cell>
          <table:table-cell table:formula="of:=IF([.D31]&gt;[.$D$7];[.$D$6]*([.D31]-[.$D$7]);0)" office:value-type="float" office:value="0">
            <text:p>0</text:p>
          </table:table-cell>
          <table:table-cell table:formula="of:=IF([.D31]&gt;[.$D$8];[.$D$6]*([.D31]-[.$D$8]);0)" office:value-type="float" office:value="0">
            <text:p>0</text:p>
          </table:table-cell>
          <table:table-cell table:formula="of:=[.E31]+[.F31]+[.G31]" office:value-type="currency" office:currency="USD" office:value="285">
            <text:p>$285.00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[.$D$6]*[.D32]" office:value-type="currency" office:currency="USD" office:value="300">
            <text:p>$300.00</text:p>
          </table:table-cell>
          <table:table-cell table:formula="of:=IF([.D32]&gt;[.$D$7];[.$D$6]*([.D32]-[.$D$7]);0)" office:value-type="float" office:value="0">
            <text:p>0</text:p>
          </table:table-cell>
          <table:table-cell table:formula="of:=IF([.D32]&gt;[.$D$8];[.$D$6]*([.D32]-[.$D$8]);0)" office:value-type="float" office:value="0">
            <text:p>0</text:p>
          </table:table-cell>
          <table:table-cell table:formula="of:=[.E32]+[.F32]+[.G32]" office:value-type="currency" office:currency="USD" office:value="300">
            <text:p>$300.00</text:p>
          </table:table-cell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table:formula="of:=[.$D$6]*[.D33]" office:value-type="currency" office:currency="USD" office:value="315">
            <text:p>$315.00</text:p>
          </table:table-cell>
          <table:table-cell table:formula="of:=IF([.D33]&gt;[.$D$7];[.$D$6]*([.D33]-[.$D$7]);0)" office:value-type="float" office:value="0">
            <text:p>0</text:p>
          </table:table-cell>
          <table:table-cell table:formula="of:=IF([.D33]&gt;[.$D$8];[.$D$6]*([.D33]-[.$D$8]);0)" office:value-type="float" office:value="0">
            <text:p>0</text:p>
          </table:table-cell>
          <table:table-cell table:formula="of:=[.E33]+[.F33]+[.G33]" office:value-type="currency" office:currency="USD" office:value="315">
            <text:p>$315.00</text:p>
          </table:table-cell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table:formula="of:=[.$D$6]*[.D34]" office:value-type="currency" office:currency="USD" office:value="330">
            <text:p>$330.00</text:p>
          </table:table-cell>
          <table:table-cell table:formula="of:=IF([.D34]&gt;[.$D$7];[.$D$6]*([.D34]-[.$D$7]);0)" office:value-type="float" office:value="0">
            <text:p>0</text:p>
          </table:table-cell>
          <table:table-cell table:formula="of:=IF([.D34]&gt;[.$D$8];[.$D$6]*([.D34]-[.$D$8]);0)" office:value-type="float" office:value="0">
            <text:p>0</text:p>
          </table:table-cell>
          <table:table-cell table:formula="of:=[.E34]+[.F34]+[.G34]" office:value-type="currency" office:currency="USD" office:value="330">
            <text:p>$330.00</text:p>
          </table:table-cell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table:formula="of:=[.$D$6]*[.D35]" office:value-type="currency" office:currency="USD" office:value="345">
            <text:p>$345.00</text:p>
          </table:table-cell>
          <table:table-cell table:formula="of:=IF([.D35]&gt;[.$D$7];[.$D$6]*([.D35]-[.$D$7]);0)" office:value-type="float" office:value="0">
            <text:p>0</text:p>
          </table:table-cell>
          <table:table-cell table:formula="of:=IF([.D35]&gt;[.$D$8];[.$D$6]*([.D35]-[.$D$8]);0)" office:value-type="float" office:value="0">
            <text:p>0</text:p>
          </table:table-cell>
          <table:table-cell table:formula="of:=[.E35]+[.F35]+[.G35]" office:value-type="currency" office:currency="USD" office:value="345">
            <text:p>$345.00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table:formula="of:=[.$D$6]*[.D36]" office:value-type="currency" office:currency="USD" office:value="360">
            <text:p>$360.00</text:p>
          </table:table-cell>
          <table:table-cell table:formula="of:=IF([.D36]&gt;[.$D$7];[.$D$6]*([.D36]-[.$D$7]);0)" office:value-type="float" office:value="0">
            <text:p>0</text:p>
          </table:table-cell>
          <table:table-cell table:formula="of:=IF([.D36]&gt;[.$D$8];[.$D$6]*([.D36]-[.$D$8]);0)" office:value-type="float" office:value="0">
            <text:p>0</text:p>
          </table:table-cell>
          <table:table-cell table:formula="of:=[.E36]+[.F36]+[.G36]" office:value-type="currency" office:currency="USD" office:value="360">
            <text:p>$360.00</text:p>
          </table:table-cell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formula="of:=[.$D$6]*[.D37]" office:value-type="currency" office:currency="USD" office:value="375">
            <text:p>$375.00</text:p>
          </table:table-cell>
          <table:table-cell table:formula="of:=IF([.D37]&gt;[.$D$7];[.$D$6]*([.D37]-[.$D$7]);0)" office:value-type="float" office:value="0">
            <text:p>0</text:p>
          </table:table-cell>
          <table:table-cell table:formula="of:=IF([.D37]&gt;[.$D$8];[.$D$6]*([.D37]-[.$D$8]);0)" office:value-type="float" office:value="0">
            <text:p>0</text:p>
          </table:table-cell>
          <table:table-cell table:formula="of:=[.E37]+[.F37]+[.G37]" office:value-type="currency" office:currency="USD" office:value="375">
            <text:p>$375.00</text:p>
          </table:table-cell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table:formula="of:=[.$D$6]*[.D38]" office:value-type="currency" office:currency="USD" office:value="390">
            <text:p>$390.00</text:p>
          </table:table-cell>
          <table:table-cell table:formula="of:=IF([.D38]&gt;[.$D$7];[.$D$6]*([.D38]-[.$D$7]);0)" office:value-type="float" office:value="0">
            <text:p>0</text:p>
          </table:table-cell>
          <table:table-cell table:formula="of:=IF([.D38]&gt;[.$D$8];[.$D$6]*([.D38]-[.$D$8]);0)" office:value-type="float" office:value="0">
            <text:p>0</text:p>
          </table:table-cell>
          <table:table-cell table:formula="of:=[.E38]+[.F38]+[.G38]" office:value-type="currency" office:currency="USD" office:value="390">
            <text:p>$390.00</text:p>
          </table:table-cell>
        </table:table-row>
        <table:table-row table:style-name="ro1">
          <table:table-cell table:number-columns-repeated="3"/>
          <table:table-cell office:value-type="float" office:value="27">
            <text:p>27</text:p>
          </table:table-cell>
          <table:table-cell table:formula="of:=[.$D$6]*[.D39]" office:value-type="currency" office:currency="USD" office:value="405">
            <text:p>$405.00</text:p>
          </table:table-cell>
          <table:table-cell table:formula="of:=IF([.D39]&gt;[.$D$7];[.$D$6]*([.D39]-[.$D$7]);0)" office:value-type="float" office:value="0">
            <text:p>0</text:p>
          </table:table-cell>
          <table:table-cell table:formula="of:=IF([.D39]&gt;[.$D$8];[.$D$6]*([.D39]-[.$D$8]);0)" office:value-type="float" office:value="0">
            <text:p>0</text:p>
          </table:table-cell>
          <table:table-cell table:formula="of:=[.E39]+[.F39]+[.G39]" office:value-type="currency" office:currency="USD" office:value="405">
            <text:p>$405.00</text:p>
          </table:table-cell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 table:formula="of:=[.$D$6]*[.D40]" office:value-type="currency" office:currency="USD" office:value="420">
            <text:p>$420.00</text:p>
          </table:table-cell>
          <table:table-cell table:formula="of:=IF([.D40]&gt;[.$D$7];[.$D$6]*([.D40]-[.$D$7]);0)" office:value-type="float" office:value="0">
            <text:p>0</text:p>
          </table:table-cell>
          <table:table-cell table:formula="of:=IF([.D40]&gt;[.$D$8];[.$D$6]*([.D40]-[.$D$8]);0)" office:value-type="float" office:value="0">
            <text:p>0</text:p>
          </table:table-cell>
          <table:table-cell table:formula="of:=[.E40]+[.F40]+[.G40]" office:value-type="currency" office:currency="USD" office:value="420">
            <text:p>$420.00</text:p>
          </table:table-cell>
        </table:table-row>
        <table:table-row table:style-name="ro1">
          <table:table-cell table:number-columns-repeated="3"/>
          <table:table-cell office:value-type="float" office:value="29">
            <text:p>29</text:p>
          </table:table-cell>
          <table:table-cell table:formula="of:=[.$D$6]*[.D41]" office:value-type="currency" office:currency="USD" office:value="435">
            <text:p>$435.00</text:p>
          </table:table-cell>
          <table:table-cell table:formula="of:=IF([.D41]&gt;[.$D$7];[.$D$6]*([.D41]-[.$D$7]);0)" office:value-type="float" office:value="0">
            <text:p>0</text:p>
          </table:table-cell>
          <table:table-cell table:formula="of:=IF([.D41]&gt;[.$D$8];[.$D$6]*([.D41]-[.$D$8]);0)" office:value-type="float" office:value="0">
            <text:p>0</text:p>
          </table:table-cell>
          <table:table-cell table:formula="of:=[.E41]+[.F41]+[.G41]" office:value-type="currency" office:currency="USD" office:value="435">
            <text:p>$435.00</text:p>
          </table:table-cell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formula="of:=[.$D$6]*[.D42]" office:value-type="currency" office:currency="USD" office:value="450">
            <text:p>$450.00</text:p>
          </table:table-cell>
          <table:table-cell table:formula="of:=IF([.D42]&gt;[.$D$7];[.$D$6]*([.D42]-[.$D$7]);0)" office:value-type="float" office:value="0">
            <text:p>0</text:p>
          </table:table-cell>
          <table:table-cell table:formula="of:=IF([.D42]&gt;[.$D$8];[.$D$6]*([.D42]-[.$D$8]);0)" office:value-type="float" office:value="0">
            <text:p>0</text:p>
          </table:table-cell>
          <table:table-cell table:formula="of:=[.E42]+[.F42]+[.G42]" office:value-type="currency" office:currency="USD" office:value="450">
            <text:p>$450.00</text:p>
          </table:table-cell>
        </table:table-row>
        <table:table-row table:style-name="ro1">
          <table:table-cell table:number-columns-repeated="3"/>
          <table:table-cell office:value-type="float" office:value="31">
            <text:p>31</text:p>
          </table:table-cell>
          <table:table-cell table:formula="of:=[.$D$6]*[.D43]" office:value-type="currency" office:currency="USD" office:value="465">
            <text:p>$465.00</text:p>
          </table:table-cell>
          <table:table-cell table:formula="of:=IF([.D43]&gt;[.$D$7];[.$D$6]*([.D43]-[.$D$7]);0)" office:value-type="float" office:value="0">
            <text:p>0</text:p>
          </table:table-cell>
          <table:table-cell table:formula="of:=IF([.D43]&gt;[.$D$8];[.$D$6]*([.D43]-[.$D$8]);0)" office:value-type="float" office:value="0">
            <text:p>0</text:p>
          </table:table-cell>
          <table:table-cell table:formula="of:=[.E43]+[.F43]+[.G43]" office:value-type="currency" office:currency="USD" office:value="465">
            <text:p>$465.00</text:p>
          </table:table-cell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table:formula="of:=[.$D$6]*[.D44]" office:value-type="currency" office:currency="USD" office:value="480">
            <text:p>$480.00</text:p>
          </table:table-cell>
          <table:table-cell table:formula="of:=IF([.D44]&gt;[.$D$7];[.$D$6]*([.D44]-[.$D$7]);0)" office:value-type="float" office:value="0">
            <text:p>0</text:p>
          </table:table-cell>
          <table:table-cell table:formula="of:=IF([.D44]&gt;[.$D$8];[.$D$6]*([.D44]-[.$D$8]);0)" office:value-type="float" office:value="0">
            <text:p>0</text:p>
          </table:table-cell>
          <table:table-cell table:formula="of:=[.E44]+[.F44]+[.G44]" office:value-type="currency" office:currency="USD" office:value="480">
            <text:p>$480.00</text:p>
          </table:table-cell>
        </table:table-row>
        <table:table-row table:style-name="ro1">
          <table:table-cell table:number-columns-repeated="3"/>
          <table:table-cell office:value-type="float" office:value="33">
            <text:p>33</text:p>
          </table:table-cell>
          <table:table-cell table:formula="of:=[.$D$6]*[.D45]" office:value-type="currency" office:currency="USD" office:value="495">
            <text:p>$495.00</text:p>
          </table:table-cell>
          <table:table-cell table:formula="of:=IF([.D45]&gt;[.$D$7];[.$D$6]*([.D45]-[.$D$7]);0)" office:value-type="float" office:value="0">
            <text:p>0</text:p>
          </table:table-cell>
          <table:table-cell table:formula="of:=IF([.D45]&gt;[.$D$8];[.$D$6]*([.D45]-[.$D$8]);0)" office:value-type="float" office:value="0">
            <text:p>0</text:p>
          </table:table-cell>
          <table:table-cell table:formula="of:=[.E45]+[.F45]+[.G45]" office:value-type="currency" office:currency="USD" office:value="495">
            <text:p>$495.00</text:p>
          </table:table-cell>
        </table:table-row>
        <table:table-row table:style-name="ro1">
          <table:table-cell table:number-columns-repeated="3"/>
          <table:table-cell office:value-type="float" office:value="34">
            <text:p>34</text:p>
          </table:table-cell>
          <table:table-cell table:formula="of:=[.$D$6]*[.D46]" office:value-type="currency" office:currency="USD" office:value="510">
            <text:p>$510.00</text:p>
          </table:table-cell>
          <table:table-cell table:formula="of:=IF([.D46]&gt;[.$D$7];[.$D$6]*([.D46]-[.$D$7]);0)" office:value-type="float" office:value="0">
            <text:p>0</text:p>
          </table:table-cell>
          <table:table-cell table:formula="of:=IF([.D46]&gt;[.$D$8];[.$D$6]*([.D46]-[.$D$8]);0)" office:value-type="float" office:value="0">
            <text:p>0</text:p>
          </table:table-cell>
          <table:table-cell table:formula="of:=[.E46]+[.F46]+[.G46]" office:value-type="currency" office:currency="USD" office:value="510">
            <text:p>$510.00</text:p>
          </table:table-cell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table:formula="of:=[.$D$6]*[.D47]" office:value-type="currency" office:currency="USD" office:value="525">
            <text:p>$525.00</text:p>
          </table:table-cell>
          <table:table-cell table:formula="of:=IF([.D47]&gt;[.$D$7];[.$D$6]*([.D47]-[.$D$7]);0)" office:value-type="float" office:value="0">
            <text:p>0</text:p>
          </table:table-cell>
          <table:table-cell table:formula="of:=IF([.D47]&gt;[.$D$8];[.$D$6]*([.D47]-[.$D$8]);0)" office:value-type="float" office:value="0">
            <text:p>0</text:p>
          </table:table-cell>
          <table:table-cell table:formula="of:=[.E47]+[.F47]+[.G47]" office:value-type="currency" office:currency="USD" office:value="525">
            <text:p>$525.00</text:p>
          </table:table-cell>
        </table:table-row>
        <table:table-row table:style-name="ro1">
          <table:table-cell table:number-columns-repeated="3"/>
          <table:table-cell office:value-type="float" office:value="36">
            <text:p>36</text:p>
          </table:table-cell>
          <table:table-cell table:formula="of:=[.$D$6]*[.D48]" office:value-type="currency" office:currency="USD" office:value="540">
            <text:p>$540.00</text:p>
          </table:table-cell>
          <table:table-cell table:formula="of:=IF([.D48]&gt;[.$D$7];[.$D$6]*([.D48]-[.$D$7]);0)" office:value-type="float" office:value="0">
            <text:p>0</text:p>
          </table:table-cell>
          <table:table-cell table:formula="of:=IF([.D48]&gt;[.$D$8];[.$D$6]*([.D48]-[.$D$8]);0)" office:value-type="float" office:value="0">
            <text:p>0</text:p>
          </table:table-cell>
          <table:table-cell table:formula="of:=[.E48]+[.F48]+[.G48]" office:value-type="currency" office:currency="USD" office:value="540">
            <text:p>$540.00</text:p>
          </table:table-cell>
        </table:table-row>
        <table:table-row table:style-name="ro1">
          <table:table-cell table:number-columns-repeated="3"/>
          <table:table-cell office:value-type="float" office:value="37">
            <text:p>37</text:p>
          </table:table-cell>
          <table:table-cell table:formula="of:=[.$D$6]*[.D49]" office:value-type="currency" office:currency="USD" office:value="555">
            <text:p>$555.00</text:p>
          </table:table-cell>
          <table:table-cell table:formula="of:=IF([.D49]&gt;[.$D$7];[.$D$6]*([.D49]-[.$D$7]);0)" office:value-type="float" office:value="0">
            <text:p>0</text:p>
          </table:table-cell>
          <table:table-cell table:formula="of:=IF([.D49]&gt;[.$D$8];[.$D$6]*([.D49]-[.$D$8]);0)" office:value-type="float" office:value="0">
            <text:p>0</text:p>
          </table:table-cell>
          <table:table-cell table:formula="of:=[.E49]+[.F49]+[.G49]" office:value-type="currency" office:currency="USD" office:value="555">
            <text:p>$555.00</text:p>
          </table:table-cell>
        </table:table-row>
        <table:table-row table:style-name="ro1">
          <table:table-cell table:number-columns-repeated="3"/>
          <table:table-cell office:value-type="float" office:value="38">
            <text:p>38</text:p>
          </table:table-cell>
          <table:table-cell table:formula="of:=[.$D$6]*[.D50]" office:value-type="currency" office:currency="USD" office:value="570">
            <text:p>$570.00</text:p>
          </table:table-cell>
          <table:table-cell table:formula="of:=IF([.D50]&gt;[.$D$7];[.$D$6]*([.D50]-[.$D$7]);0)" office:value-type="float" office:value="0">
            <text:p>0</text:p>
          </table:table-cell>
          <table:table-cell table:formula="of:=IF([.D50]&gt;[.$D$8];[.$D$6]*([.D50]-[.$D$8]);0)" office:value-type="float" office:value="0">
            <text:p>0</text:p>
          </table:table-cell>
          <table:table-cell table:formula="of:=[.E50]+[.F50]+[.G50]" office:value-type="currency" office:currency="USD" office:value="570">
            <text:p>$570.00</text:p>
          </table:table-cell>
        </table:table-row>
        <table:table-row table:style-name="ro1">
          <table:table-cell table:number-columns-repeated="3"/>
          <table:table-cell office:value-type="float" office:value="39">
            <text:p>39</text:p>
          </table:table-cell>
          <table:table-cell table:formula="of:=[.$D$6]*[.D51]" office:value-type="currency" office:currency="USD" office:value="585">
            <text:p>$585.00</text:p>
          </table:table-cell>
          <table:table-cell table:formula="of:=IF([.D51]&gt;[.$D$7];[.$D$6]*([.D51]-[.$D$7]);0)" office:value-type="float" office:value="0">
            <text:p>0</text:p>
          </table:table-cell>
          <table:table-cell table:formula="of:=IF([.D51]&gt;[.$D$8];[.$D$6]*([.D51]-[.$D$8]);0)" office:value-type="float" office:value="0">
            <text:p>0</text:p>
          </table:table-cell>
          <table:table-cell table:formula="of:=[.E51]+[.F51]+[.G51]" office:value-type="currency" office:currency="USD" office:value="585">
            <text:p>$585.00</text:p>
          </table:table-cell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table:formula="of:=[.$D$6]*[.D52]" office:value-type="currency" office:currency="USD" office:value="600">
            <text:p>$600.00</text:p>
          </table:table-cell>
          <table:table-cell table:formula="of:=IF([.D52]&gt;[.$D$7];[.$D$6]*([.D52]-[.$D$7]);0)" office:value-type="float" office:value="0">
            <text:p>0</text:p>
          </table:table-cell>
          <table:table-cell table:formula="of:=IF([.D52]&gt;[.$D$8];[.$D$6]*([.D52]-[.$D$8]);0)" office:value-type="float" office:value="0">
            <text:p>0</text:p>
          </table:table-cell>
          <table:table-cell table:formula="of:=[.E52]+[.F52]+[.G52]" office:value-type="currency" office:currency="USD" office:value="600">
            <text:p>$600.00</text:p>
          </table:table-cell>
        </table:table-row>
        <table:table-row table:style-name="ro1">
          <table:table-cell table:number-columns-repeated="3"/>
          <table:table-cell office:value-type="float" office:value="41">
            <text:p>41</text:p>
          </table:table-cell>
          <table:table-cell table:formula="of:=[.$D$6]*[.D53]" office:value-type="currency" office:currency="USD" office:value="615">
            <text:p>$615.00</text:p>
          </table:table-cell>
          <table:table-cell table:formula="of:=IF([.D53]&gt;[.$D$7];[.$D$6]*([.D53]-[.$D$7]);0)" office:value-type="currency" office:currency="USD" office:value="15">
            <text:p>$15.00</text:p>
          </table:table-cell>
          <table:table-cell table:formula="of:=IF([.D53]&gt;[.$D$8];[.$D$6]*([.D53]-[.$D$8]);0)" office:value-type="float" office:value="0">
            <text:p>0</text:p>
          </table:table-cell>
          <table:table-cell table:formula="of:=[.E53]+[.F53]+[.G53]" office:value-type="currency" office:currency="USD" office:value="630">
            <text:p>$630.00</text:p>
          </table:table-cell>
        </table:table-row>
        <table:table-row table:style-name="ro1">
          <table:table-cell table:number-columns-repeated="3"/>
          <table:table-cell office:value-type="float" office:value="42">
            <text:p>42</text:p>
          </table:table-cell>
          <table:table-cell table:formula="of:=[.$D$6]*[.D54]" office:value-type="currency" office:currency="USD" office:value="630">
            <text:p>$630.00</text:p>
          </table:table-cell>
          <table:table-cell table:formula="of:=IF([.D54]&gt;[.$D$7];[.$D$6]*([.D54]-[.$D$7]);0)" office:value-type="currency" office:currency="USD" office:value="30">
            <text:p>$30.00</text:p>
          </table:table-cell>
          <table:table-cell table:formula="of:=IF([.D54]&gt;[.$D$8];[.$D$6]*([.D54]-[.$D$8]);0)" office:value-type="float" office:value="0">
            <text:p>0</text:p>
          </table:table-cell>
          <table:table-cell table:formula="of:=[.E54]+[.F54]+[.G54]" office:value-type="currency" office:currency="USD" office:value="660">
            <text:p>$660.00</text:p>
          </table:table-cell>
        </table:table-row>
        <table:table-row table:style-name="ro1">
          <table:table-cell table:number-columns-repeated="3"/>
          <table:table-cell office:value-type="float" office:value="43">
            <text:p>43</text:p>
          </table:table-cell>
          <table:table-cell table:formula="of:=[.$D$6]*[.D55]" office:value-type="currency" office:currency="USD" office:value="645">
            <text:p>$645.00</text:p>
          </table:table-cell>
          <table:table-cell table:formula="of:=IF([.D55]&gt;[.$D$7];[.$D$6]*([.D55]-[.$D$7]);0)" office:value-type="currency" office:currency="USD" office:value="45">
            <text:p>$45.00</text:p>
          </table:table-cell>
          <table:table-cell table:formula="of:=IF([.D55]&gt;[.$D$8];[.$D$6]*([.D55]-[.$D$8]);0)" office:value-type="float" office:value="0">
            <text:p>0</text:p>
          </table:table-cell>
          <table:table-cell table:formula="of:=[.E55]+[.F55]+[.G55]" office:value-type="currency" office:currency="USD" office:value="690">
            <text:p>$690.00</text:p>
          </table:table-cell>
        </table:table-row>
        <table:table-row table:style-name="ro1">
          <table:table-cell table:number-columns-repeated="3"/>
          <table:table-cell office:value-type="float" office:value="44">
            <text:p>44</text:p>
          </table:table-cell>
          <table:table-cell table:formula="of:=[.$D$6]*[.D56]" office:value-type="currency" office:currency="USD" office:value="660">
            <text:p>$660.00</text:p>
          </table:table-cell>
          <table:table-cell table:formula="of:=IF([.D56]&gt;[.$D$7];[.$D$6]*([.D56]-[.$D$7]);0)" office:value-type="currency" office:currency="USD" office:value="60">
            <text:p>$60.00</text:p>
          </table:table-cell>
          <table:table-cell table:formula="of:=IF([.D56]&gt;[.$D$8];[.$D$6]*([.D56]-[.$D$8]);0)" office:value-type="float" office:value="0">
            <text:p>0</text:p>
          </table:table-cell>
          <table:table-cell table:formula="of:=[.E56]+[.F56]+[.G56]" office:value-type="currency" office:currency="USD" office:value="720">
            <text:p>$720.00</text:p>
          </table:table-cell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table:formula="of:=[.$D$6]*[.D57]" office:value-type="currency" office:currency="USD" office:value="675">
            <text:p>$675.00</text:p>
          </table:table-cell>
          <table:table-cell table:formula="of:=IF([.D57]&gt;[.$D$7];[.$D$6]*([.D57]-[.$D$7]);0)" office:value-type="currency" office:currency="USD" office:value="75">
            <text:p>$75.00</text:p>
          </table:table-cell>
          <table:table-cell table:formula="of:=IF([.D57]&gt;[.$D$8];[.$D$6]*([.D57]-[.$D$8]);0)" office:value-type="float" office:value="0">
            <text:p>0</text:p>
          </table:table-cell>
          <table:table-cell table:formula="of:=[.E57]+[.F57]+[.G57]" office:value-type="currency" office:currency="USD" office:value="750">
            <text:p>$750.00</text:p>
          </table:table-cell>
        </table:table-row>
        <table:table-row table:style-name="ro1">
          <table:table-cell table:number-columns-repeated="3"/>
          <table:table-cell office:value-type="float" office:value="46">
            <text:p>46</text:p>
          </table:table-cell>
          <table:table-cell table:formula="of:=[.$D$6]*[.D58]" office:value-type="currency" office:currency="USD" office:value="690">
            <text:p>$690.00</text:p>
          </table:table-cell>
          <table:table-cell table:formula="of:=IF([.D58]&gt;[.$D$7];[.$D$6]*([.D58]-[.$D$7]);0)" office:value-type="currency" office:currency="USD" office:value="90">
            <text:p>$90.00</text:p>
          </table:table-cell>
          <table:table-cell table:formula="of:=IF([.D58]&gt;[.$D$8];[.$D$6]*([.D58]-[.$D$8]);0)" office:value-type="float" office:value="0">
            <text:p>0</text:p>
          </table:table-cell>
          <table:table-cell table:formula="of:=[.E58]+[.F58]+[.G58]" office:value-type="currency" office:currency="USD" office:value="780">
            <text:p>$780.00</text:p>
          </table:table-cell>
        </table:table-row>
        <table:table-row table:style-name="ro1">
          <table:table-cell table:number-columns-repeated="3"/>
          <table:table-cell office:value-type="float" office:value="47">
            <text:p>47</text:p>
          </table:table-cell>
          <table:table-cell table:formula="of:=[.$D$6]*[.D59]" office:value-type="currency" office:currency="USD" office:value="705">
            <text:p>$705.00</text:p>
          </table:table-cell>
          <table:table-cell table:formula="of:=IF([.D59]&gt;[.$D$7];[.$D$6]*([.D59]-[.$D$7]);0)" office:value-type="currency" office:currency="USD" office:value="105">
            <text:p>$105.00</text:p>
          </table:table-cell>
          <table:table-cell table:formula="of:=IF([.D59]&gt;[.$D$8];[.$D$6]*([.D59]-[.$D$8]);0)" office:value-type="float" office:value="0">
            <text:p>0</text:p>
          </table:table-cell>
          <table:table-cell table:formula="of:=[.E59]+[.F59]+[.G59]" office:value-type="currency" office:currency="USD" office:value="810">
            <text:p>$810.00</text:p>
          </table:table-cell>
        </table:table-row>
        <table:table-row table:style-name="ro1">
          <table:table-cell table:number-columns-repeated="3"/>
          <table:table-cell office:value-type="float" office:value="48">
            <text:p>48</text:p>
          </table:table-cell>
          <table:table-cell table:formula="of:=[.$D$6]*[.D60]" office:value-type="currency" office:currency="USD" office:value="720">
            <text:p>$720.00</text:p>
          </table:table-cell>
          <table:table-cell table:formula="of:=IF([.D60]&gt;[.$D$7];[.$D$6]*([.D60]-[.$D$7]);0)" office:value-type="currency" office:currency="USD" office:value="120">
            <text:p>$120.00</text:p>
          </table:table-cell>
          <table:table-cell table:formula="of:=IF([.D60]&gt;[.$D$8];[.$D$6]*([.D60]-[.$D$8]);0)" office:value-type="float" office:value="0">
            <text:p>0</text:p>
          </table:table-cell>
          <table:table-cell table:formula="of:=[.E60]+[.F60]+[.G60]" office:value-type="currency" office:currency="USD" office:value="840">
            <text:p>$840.00</text:p>
          </table:table-cell>
        </table:table-row>
        <table:table-row table:style-name="ro1">
          <table:table-cell table:number-columns-repeated="3"/>
          <table:table-cell office:value-type="float" office:value="49">
            <text:p>49</text:p>
          </table:table-cell>
          <table:table-cell table:formula="of:=[.$D$6]*[.D61]" office:value-type="currency" office:currency="USD" office:value="735">
            <text:p>$735.00</text:p>
          </table:table-cell>
          <table:table-cell table:formula="of:=IF([.D61]&gt;[.$D$7];[.$D$6]*([.D61]-[.$D$7]);0)" office:value-type="currency" office:currency="USD" office:value="135">
            <text:p>$135.00</text:p>
          </table:table-cell>
          <table:table-cell table:formula="of:=IF([.D61]&gt;[.$D$8];[.$D$6]*([.D61]-[.$D$8]);0)" office:value-type="float" office:value="0">
            <text:p>0</text:p>
          </table:table-cell>
          <table:table-cell table:formula="of:=[.E61]+[.F61]+[.G61]" office:value-type="currency" office:currency="USD" office:value="870">
            <text:p>$870.00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table:formula="of:=[.$D$6]*[.D62]" office:value-type="currency" office:currency="USD" office:value="750">
            <text:p>$750.00</text:p>
          </table:table-cell>
          <table:table-cell table:formula="of:=IF([.D62]&gt;[.$D$7];[.$D$6]*([.D62]-[.$D$7]);0)" office:value-type="currency" office:currency="USD" office:value="150">
            <text:p>$150.00</text:p>
          </table:table-cell>
          <table:table-cell table:formula="of:=IF([.D62]&gt;[.$D$8];[.$D$6]*([.D62]-[.$D$8]);0)" office:value-type="float" office:value="0">
            <text:p>0</text:p>
          </table:table-cell>
          <table:table-cell table:formula="of:=[.E62]+[.F62]+[.G62]" office:value-type="currency" office:currency="USD" office:value="900">
            <text:p>$900.00</text:p>
          </table:table-cell>
        </table:table-row>
        <table:table-row table:style-name="ro1">
          <table:table-cell table:number-columns-repeated="3"/>
          <table:table-cell office:value-type="float" office:value="51">
            <text:p>51</text:p>
          </table:table-cell>
          <table:table-cell table:formula="of:=[.$D$6]*[.D63]" office:value-type="currency" office:currency="USD" office:value="765">
            <text:p>$765.00</text:p>
          </table:table-cell>
          <table:table-cell table:formula="of:=IF([.D63]&gt;[.$D$7];[.$D$6]*([.D63]-[.$D$7]);0)" office:value-type="currency" office:currency="USD" office:value="165">
            <text:p>$165.00</text:p>
          </table:table-cell>
          <table:table-cell table:formula="of:=IF([.D63]&gt;[.$D$8];[.$D$6]*([.D63]-[.$D$8]);0)" office:value-type="currency" office:currency="USD" office:value="15">
            <text:p>$15.00</text:p>
          </table:table-cell>
          <table:table-cell table:formula="of:=[.E63]+[.F63]+[.G63]" office:value-type="currency" office:currency="USD" office:value="945">
            <text:p>$945.00</text:p>
          </table:table-cell>
        </table:table-row>
        <table:table-row table:style-name="ro1">
          <table:table-cell table:number-columns-repeated="3"/>
          <table:table-cell office:value-type="float" office:value="52">
            <text:p>52</text:p>
          </table:table-cell>
          <table:table-cell table:formula="of:=[.$D$6]*[.D64]" office:value-type="currency" office:currency="USD" office:value="780">
            <text:p>$780.00</text:p>
          </table:table-cell>
          <table:table-cell table:formula="of:=IF([.D64]&gt;[.$D$7];[.$D$6]*([.D64]-[.$D$7]);0)" office:value-type="currency" office:currency="USD" office:value="180">
            <text:p>$180.00</text:p>
          </table:table-cell>
          <table:table-cell table:formula="of:=IF([.D64]&gt;[.$D$8];[.$D$6]*([.D64]-[.$D$8]);0)" office:value-type="currency" office:currency="USD" office:value="30">
            <text:p>$30.00</text:p>
          </table:table-cell>
          <table:table-cell table:formula="of:=[.E64]+[.F64]+[.G64]" office:value-type="currency" office:currency="USD" office:value="990">
            <text:p>$990.00</text:p>
          </table:table-cell>
        </table:table-row>
        <table:table-row table:style-name="ro1">
          <table:table-cell table:number-columns-repeated="3"/>
          <table:table-cell office:value-type="float" office:value="53">
            <text:p>53</text:p>
          </table:table-cell>
          <table:table-cell table:formula="of:=[.$D$6]*[.D65]" office:value-type="currency" office:currency="USD" office:value="795">
            <text:p>$795.00</text:p>
          </table:table-cell>
          <table:table-cell table:formula="of:=IF([.D65]&gt;[.$D$7];[.$D$6]*([.D65]-[.$D$7]);0)" office:value-type="currency" office:currency="USD" office:value="195">
            <text:p>$195.00</text:p>
          </table:table-cell>
          <table:table-cell table:formula="of:=IF([.D65]&gt;[.$D$8];[.$D$6]*([.D65]-[.$D$8]);0)" office:value-type="currency" office:currency="USD" office:value="45">
            <text:p>$45.00</text:p>
          </table:table-cell>
          <table:table-cell table:formula="of:=[.E65]+[.F65]+[.G65]" office:value-type="currency" office:currency="USD" office:value="1035">
            <text:p>$1,035.00</text:p>
          </table:table-cell>
        </table:table-row>
        <table:table-row table:style-name="ro1">
          <table:table-cell table:number-columns-repeated="3"/>
          <table:table-cell office:value-type="float" office:value="54">
            <text:p>54</text:p>
          </table:table-cell>
          <table:table-cell table:formula="of:=[.$D$6]*[.D66]" office:value-type="currency" office:currency="USD" office:value="810">
            <text:p>$810.00</text:p>
          </table:table-cell>
          <table:table-cell table:formula="of:=IF([.D66]&gt;[.$D$7];[.$D$6]*([.D66]-[.$D$7]);0)" office:value-type="currency" office:currency="USD" office:value="210">
            <text:p>$210.00</text:p>
          </table:table-cell>
          <table:table-cell table:formula="of:=IF([.D66]&gt;[.$D$8];[.$D$6]*([.D66]-[.$D$8]);0)" office:value-type="currency" office:currency="USD" office:value="60">
            <text:p>$60.00</text:p>
          </table:table-cell>
          <table:table-cell table:formula="of:=[.E66]+[.F66]+[.G66]" office:value-type="currency" office:currency="USD" office:value="1080">
            <text:p>$1,080.00</text:p>
          </table:table-cell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table:formula="of:=[.$D$6]*[.D67]" office:value-type="currency" office:currency="USD" office:value="825">
            <text:p>$825.00</text:p>
          </table:table-cell>
          <table:table-cell table:formula="of:=IF([.D67]&gt;[.$D$7];[.$D$6]*([.D67]-[.$D$7]);0)" office:value-type="currency" office:currency="USD" office:value="225">
            <text:p>$225.00</text:p>
          </table:table-cell>
          <table:table-cell table:formula="of:=IF([.D67]&gt;[.$D$8];[.$D$6]*([.D67]-[.$D$8]);0)" office:value-type="currency" office:currency="USD" office:value="75">
            <text:p>$75.00</text:p>
          </table:table-cell>
          <table:table-cell table:formula="of:=[.E67]+[.F67]+[.G67]" office:value-type="currency" office:currency="USD" office:value="1125">
            <text:p>$1,125.00</text:p>
          </table:table-cell>
        </table:table-row>
        <table:table-row table:style-name="ro1">
          <table:table-cell table:number-columns-repeated="3"/>
          <table:table-cell office:value-type="float" office:value="56">
            <text:p>56</text:p>
          </table:table-cell>
          <table:table-cell table:formula="of:=[.$D$6]*[.D68]" office:value-type="currency" office:currency="USD" office:value="840">
            <text:p>$840.00</text:p>
          </table:table-cell>
          <table:table-cell table:formula="of:=IF([.D68]&gt;[.$D$7];[.$D$6]*([.D68]-[.$D$7]);0)" office:value-type="currency" office:currency="USD" office:value="240">
            <text:p>$240.00</text:p>
          </table:table-cell>
          <table:table-cell table:formula="of:=IF([.D68]&gt;[.$D$8];[.$D$6]*([.D68]-[.$D$8]);0)" office:value-type="currency" office:currency="USD" office:value="90">
            <text:p>$90.00</text:p>
          </table:table-cell>
          <table:table-cell table:formula="of:=[.E68]+[.F68]+[.G68]" office:value-type="currency" office:currency="USD" office:value="1170">
            <text:p>$1,170.00</text:p>
          </table:table-cell>
        </table:table-row>
        <table:table-row table:style-name="ro1">
          <table:table-cell table:number-columns-repeated="3"/>
          <table:table-cell office:value-type="float" office:value="57">
            <text:p>57</text:p>
          </table:table-cell>
          <table:table-cell table:formula="of:=[.$D$6]*[.D69]" office:value-type="currency" office:currency="USD" office:value="855">
            <text:p>$855.00</text:p>
          </table:table-cell>
          <table:table-cell table:formula="of:=IF([.D69]&gt;[.$D$7];[.$D$6]*([.D69]-[.$D$7]);0)" office:value-type="currency" office:currency="USD" office:value="255">
            <text:p>$255.00</text:p>
          </table:table-cell>
          <table:table-cell table:formula="of:=IF([.D69]&gt;[.$D$8];[.$D$6]*([.D69]-[.$D$8]);0)" office:value-type="currency" office:currency="USD" office:value="105">
            <text:p>$105.00</text:p>
          </table:table-cell>
          <table:table-cell table:formula="of:=[.E69]+[.F69]+[.G69]" office:value-type="currency" office:currency="USD" office:value="1215">
            <text:p>$1,215.00</text:p>
          </table:table-cell>
        </table:table-row>
        <table:table-row table:style-name="ro1">
          <table:table-cell table:number-columns-repeated="3"/>
          <table:table-cell office:value-type="float" office:value="58">
            <text:p>58</text:p>
          </table:table-cell>
          <table:table-cell table:formula="of:=[.$D$6]*[.D70]" office:value-type="currency" office:currency="USD" office:value="870">
            <text:p>$870.00</text:p>
          </table:table-cell>
          <table:table-cell table:formula="of:=IF([.D70]&gt;[.$D$7];[.$D$6]*([.D70]-[.$D$7]);0)" office:value-type="currency" office:currency="USD" office:value="270">
            <text:p>$270.00</text:p>
          </table:table-cell>
          <table:table-cell table:formula="of:=IF([.D70]&gt;[.$D$8];[.$D$6]*([.D70]-[.$D$8]);0)" office:value-type="currency" office:currency="USD" office:value="120">
            <text:p>$120.00</text:p>
          </table:table-cell>
          <table:table-cell table:formula="of:=[.E70]+[.F70]+[.G70]" office:value-type="currency" office:currency="USD" office:value="1260">
            <text:p>$1,260.00</text:p>
          </table:table-cell>
        </table:table-row>
        <table:table-row table:style-name="ro1">
          <table:table-cell table:number-columns-repeated="3"/>
          <table:table-cell office:value-type="float" office:value="59">
            <text:p>59</text:p>
          </table:table-cell>
          <table:table-cell table:formula="of:=[.$D$6]*[.D71]" office:value-type="currency" office:currency="USD" office:value="885">
            <text:p>$885.00</text:p>
          </table:table-cell>
          <table:table-cell table:formula="of:=IF([.D71]&gt;[.$D$7];[.$D$6]*([.D71]-[.$D$7]);0)" office:value-type="currency" office:currency="USD" office:value="285">
            <text:p>$285.00</text:p>
          </table:table-cell>
          <table:table-cell table:formula="of:=IF([.D71]&gt;[.$D$8];[.$D$6]*([.D71]-[.$D$8]);0)" office:value-type="currency" office:currency="USD" office:value="135">
            <text:p>$135.00</text:p>
          </table:table-cell>
          <table:table-cell table:formula="of:=[.E71]+[.F71]+[.G71]" office:value-type="currency" office:currency="USD" office:value="1305">
            <text:p>$1,305.00</text:p>
          </table:table-cell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table:formula="of:=[.$D$6]*[.D72]" office:value-type="currency" office:currency="USD" office:value="900">
            <text:p>$900.00</text:p>
          </table:table-cell>
          <table:table-cell table:formula="of:=IF([.D72]&gt;[.$D$7];[.$D$6]*([.D72]-[.$D$7]);0)" office:value-type="currency" office:currency="USD" office:value="300">
            <text:p>$300.00</text:p>
          </table:table-cell>
          <table:table-cell table:formula="of:=IF([.D72]&gt;[.$D$8];[.$D$6]*([.D72]-[.$D$8]);0)" office:value-type="currency" office:currency="USD" office:value="150">
            <text:p>$150.00</text:p>
          </table:table-cell>
          <table:table-cell table:formula="of:=[.E72]+[.F72]+[.G72]" office:value-type="currency" office:currency="USD" office:value="1350">
            <text:p>$1,350.00</text:p>
          </table:table-cell>
        </table:table-row>
        <table:table-row table:style-name="ro1">
          <table:table-cell table:number-columns-repeated="3"/>
          <table:table-cell office:value-type="float" office:value="61">
            <text:p>61</text:p>
          </table:table-cell>
          <table:table-cell table:formula="of:=[.$D$6]*[.D73]" office:value-type="currency" office:currency="USD" office:value="915">
            <text:p>$915.00</text:p>
          </table:table-cell>
          <table:table-cell table:formula="of:=IF([.D73]&gt;[.$D$7];[.$D$6]*([.D73]-[.$D$7]);0)" office:value-type="currency" office:currency="USD" office:value="315">
            <text:p>$315.00</text:p>
          </table:table-cell>
          <table:table-cell table:formula="of:=IF([.D73]&gt;[.$D$8];[.$D$6]*([.D73]-[.$D$8]);0)" office:value-type="currency" office:currency="USD" office:value="165">
            <text:p>$165.00</text:p>
          </table:table-cell>
          <table:table-cell table:formula="of:=[.E73]+[.F73]+[.G73]" office:value-type="currency" office:currency="USD" office:value="1395">
            <text:p>$1,395.00</text:p>
          </table:table-cell>
        </table:table-row>
        <table:table-row table:style-name="ro1">
          <table:table-cell table:number-columns-repeated="3"/>
          <table:table-cell office:value-type="float" office:value="62">
            <text:p>62</text:p>
          </table:table-cell>
          <table:table-cell table:formula="of:=[.$D$6]*[.D74]" office:value-type="currency" office:currency="USD" office:value="930">
            <text:p>$930.00</text:p>
          </table:table-cell>
          <table:table-cell table:formula="of:=IF([.D74]&gt;[.$D$7];[.$D$6]*([.D74]-[.$D$7]);0)" office:value-type="currency" office:currency="USD" office:value="330">
            <text:p>$330.00</text:p>
          </table:table-cell>
          <table:table-cell table:formula="of:=IF([.D74]&gt;[.$D$8];[.$D$6]*([.D74]-[.$D$8]);0)" office:value-type="currency" office:currency="USD" office:value="180">
            <text:p>$180.00</text:p>
          </table:table-cell>
          <table:table-cell table:formula="of:=[.E74]+[.F74]+[.G74]" office:value-type="currency" office:currency="USD" office:value="1440">
            <text:p>$1,440.00</text:p>
          </table:table-cell>
        </table:table-row>
        <table:table-row table:style-name="ro1">
          <table:table-cell table:number-columns-repeated="3"/>
          <table:table-cell office:value-type="float" office:value="63">
            <text:p>63</text:p>
          </table:table-cell>
          <table:table-cell table:formula="of:=[.$D$6]*[.D75]" office:value-type="currency" office:currency="USD" office:value="945">
            <text:p>$945.00</text:p>
          </table:table-cell>
          <table:table-cell table:formula="of:=IF([.D75]&gt;[.$D$7];[.$D$6]*([.D75]-[.$D$7]);0)" office:value-type="currency" office:currency="USD" office:value="345">
            <text:p>$345.00</text:p>
          </table:table-cell>
          <table:table-cell table:formula="of:=IF([.D75]&gt;[.$D$8];[.$D$6]*([.D75]-[.$D$8]);0)" office:value-type="currency" office:currency="USD" office:value="195">
            <text:p>$195.00</text:p>
          </table:table-cell>
          <table:table-cell table:formula="of:=[.E75]+[.F75]+[.G75]" office:value-type="currency" office:currency="USD" office:value="1485">
            <text:p>$1,485.00</text:p>
          </table:table-cell>
        </table:table-row>
        <table:table-row table:style-name="ro1">
          <table:table-cell table:number-columns-repeated="3"/>
          <table:table-cell office:value-type="float" office:value="64">
            <text:p>64</text:p>
          </table:table-cell>
          <table:table-cell table:formula="of:=[.$D$6]*[.D76]" office:value-type="currency" office:currency="USD" office:value="960">
            <text:p>$960.00</text:p>
          </table:table-cell>
          <table:table-cell table:formula="of:=IF([.D76]&gt;[.$D$7];[.$D$6]*([.D76]-[.$D$7]);0)" office:value-type="currency" office:currency="USD" office:value="360">
            <text:p>$360.00</text:p>
          </table:table-cell>
          <table:table-cell table:formula="of:=IF([.D76]&gt;[.$D$8];[.$D$6]*([.D76]-[.$D$8]);0)" office:value-type="currency" office:currency="USD" office:value="210">
            <text:p>$210.00</text:p>
          </table:table-cell>
          <table:table-cell table:formula="of:=[.E76]+[.F76]+[.G76]" office:value-type="currency" office:currency="USD" office:value="1530">
            <text:p>$1,530.00</text:p>
          </table:table-cell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table:formula="of:=[.$D$6]*[.D77]" office:value-type="currency" office:currency="USD" office:value="975">
            <text:p>$975.00</text:p>
          </table:table-cell>
          <table:table-cell table:formula="of:=IF([.D77]&gt;[.$D$7];[.$D$6]*([.D77]-[.$D$7]);0)" office:value-type="currency" office:currency="USD" office:value="375">
            <text:p>$375.00</text:p>
          </table:table-cell>
          <table:table-cell table:formula="of:=IF([.D77]&gt;[.$D$8];[.$D$6]*([.D77]-[.$D$8]);0)" office:value-type="currency" office:currency="USD" office:value="225">
            <text:p>$225.00</text:p>
          </table:table-cell>
          <table:table-cell table:formula="of:=[.E77]+[.F77]+[.G77]" office:value-type="currency" office:currency="USD" office:value="1575">
            <text:p>$1,575.00</text:p>
          </table:table-cell>
        </table:table-row>
        <table:table-row table:style-name="ro1">
          <table:table-cell table:number-columns-repeated="3"/>
          <table:table-cell office:value-type="float" office:value="66">
            <text:p>66</text:p>
          </table:table-cell>
          <table:table-cell table:formula="of:=[.$D$6]*[.D78]" office:value-type="currency" office:currency="USD" office:value="990">
            <text:p>$990.00</text:p>
          </table:table-cell>
          <table:table-cell table:formula="of:=IF([.D78]&gt;[.$D$7];[.$D$6]*([.D78]-[.$D$7]);0)" office:value-type="currency" office:currency="USD" office:value="390">
            <text:p>$390.00</text:p>
          </table:table-cell>
          <table:table-cell table:formula="of:=IF([.D78]&gt;[.$D$8];[.$D$6]*([.D78]-[.$D$8]);0)" office:value-type="currency" office:currency="USD" office:value="240">
            <text:p>$240.00</text:p>
          </table:table-cell>
          <table:table-cell table:formula="of:=[.E78]+[.F78]+[.G78]" office:value-type="currency" office:currency="USD" office:value="1620">
            <text:p>$1,620.00</text:p>
          </table:table-cell>
        </table:table-row>
        <table:table-row table:style-name="ro1">
          <table:table-cell table:number-columns-repeated="3"/>
          <table:table-cell office:value-type="float" office:value="67">
            <text:p>67</text:p>
          </table:table-cell>
          <table:table-cell table:formula="of:=[.$D$6]*[.D79]" office:value-type="currency" office:currency="USD" office:value="1005">
            <text:p>$1,005.00</text:p>
          </table:table-cell>
          <table:table-cell table:formula="of:=IF([.D79]&gt;[.$D$7];[.$D$6]*([.D79]-[.$D$7]);0)" office:value-type="currency" office:currency="USD" office:value="405">
            <text:p>$405.00</text:p>
          </table:table-cell>
          <table:table-cell table:formula="of:=IF([.D79]&gt;[.$D$8];[.$D$6]*([.D79]-[.$D$8]);0)" office:value-type="currency" office:currency="USD" office:value="255">
            <text:p>$255.00</text:p>
          </table:table-cell>
          <table:table-cell table:formula="of:=[.E79]+[.F79]+[.G79]" office:value-type="currency" office:currency="USD" office:value="1665">
            <text:p>$1,665.00</text:p>
          </table:table-cell>
        </table:table-row>
        <table:table-row table:style-name="ro1">
          <table:table-cell table:number-columns-repeated="3"/>
          <table:table-cell office:value-type="float" office:value="68">
            <text:p>68</text:p>
          </table:table-cell>
          <table:table-cell table:formula="of:=[.$D$6]*[.D80]" office:value-type="currency" office:currency="USD" office:value="1020">
            <text:p>$1,020.00</text:p>
          </table:table-cell>
          <table:table-cell table:formula="of:=IF([.D80]&gt;[.$D$7];[.$D$6]*([.D80]-[.$D$7]);0)" office:value-type="currency" office:currency="USD" office:value="420">
            <text:p>$420.00</text:p>
          </table:table-cell>
          <table:table-cell table:formula="of:=IF([.D80]&gt;[.$D$8];[.$D$6]*([.D80]-[.$D$8]);0)" office:value-type="currency" office:currency="USD" office:value="270">
            <text:p>$270.00</text:p>
          </table:table-cell>
          <table:table-cell table:formula="of:=[.E80]+[.F80]+[.G80]" office:value-type="currency" office:currency="USD" office:value="1710">
            <text:p>$1,710.00</text:p>
          </table:table-cell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formula="of:=[.$D$6]*[.D81]" office:value-type="currency" office:currency="USD" office:value="1035">
            <text:p>$1,035.00</text:p>
          </table:table-cell>
          <table:table-cell table:formula="of:=IF([.D81]&gt;[.$D$7];[.$D$6]*([.D81]-[.$D$7]);0)" office:value-type="currency" office:currency="USD" office:value="435">
            <text:p>$435.00</text:p>
          </table:table-cell>
          <table:table-cell table:formula="of:=IF([.D81]&gt;[.$D$8];[.$D$6]*([.D81]-[.$D$8]);0)" office:value-type="currency" office:currency="USD" office:value="285">
            <text:p>$285.00</text:p>
          </table:table-cell>
          <table:table-cell table:formula="of:=[.E81]+[.F81]+[.G81]" office:value-type="currency" office:currency="USD" office:value="1755">
            <text:p>$1,755.00</text:p>
          </table:table-cell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formula="of:=[.$D$6]*[.D82]" office:value-type="currency" office:currency="USD" office:value="1050">
            <text:p>$1,050.00</text:p>
          </table:table-cell>
          <table:table-cell table:formula="of:=IF([.D82]&gt;[.$D$7];[.$D$6]*([.D82]-[.$D$7]);0)" office:value-type="currency" office:currency="USD" office:value="450">
            <text:p>$450.00</text:p>
          </table:table-cell>
          <table:table-cell table:formula="of:=IF([.D82]&gt;[.$D$8];[.$D$6]*([.D82]-[.$D$8]);0)" office:value-type="currency" office:currency="USD" office:value="300">
            <text:p>$300.00</text:p>
          </table:table-cell>
          <table:table-cell table:formula="of:=[.E82]+[.F82]+[.G82]" office:value-type="currency" office:currency="USD" office:value="1800">
            <text:p>$1,800.00</text:p>
          </table:table-cell>
        </table:table-row>
        <table:table-row table:style-name="ro1">
          <table:table-cell table:number-columns-repeated="3"/>
          <table:table-cell office:value-type="float" office:value="71">
            <text:p>71</text:p>
          </table:table-cell>
          <table:table-cell table:formula="of:=[.$D$6]*[.D83]" office:value-type="currency" office:currency="USD" office:value="1065">
            <text:p>$1,065.00</text:p>
          </table:table-cell>
          <table:table-cell table:formula="of:=IF([.D83]&gt;[.$D$7];[.$D$6]*([.D83]-[.$D$7]);0)" office:value-type="currency" office:currency="USD" office:value="465">
            <text:p>$465.00</text:p>
          </table:table-cell>
          <table:table-cell table:formula="of:=IF([.D83]&gt;[.$D$8];[.$D$6]*([.D83]-[.$D$8]);0)" office:value-type="currency" office:currency="USD" office:value="315">
            <text:p>$315.00</text:p>
          </table:table-cell>
          <table:table-cell table:formula="of:=[.E83]+[.F83]+[.G83]" office:value-type="currency" office:currency="USD" office:value="1845">
            <text:p>$1,845.00</text:p>
          </table:table-cell>
        </table:table-row>
        <table:table-row table:style-name="ro1">
          <table:table-cell table:number-columns-repeated="3"/>
          <table:table-cell office:value-type="float" office:value="72">
            <text:p>72</text:p>
          </table:table-cell>
          <table:table-cell table:formula="of:=[.$D$6]*[.D84]" office:value-type="currency" office:currency="USD" office:value="1080">
            <text:p>$1,080.00</text:p>
          </table:table-cell>
          <table:table-cell table:formula="of:=IF([.D84]&gt;[.$D$7];[.$D$6]*([.D84]-[.$D$7]);0)" office:value-type="currency" office:currency="USD" office:value="480">
            <text:p>$480.00</text:p>
          </table:table-cell>
          <table:table-cell table:formula="of:=IF([.D84]&gt;[.$D$8];[.$D$6]*([.D84]-[.$D$8]);0)" office:value-type="currency" office:currency="USD" office:value="330">
            <text:p>$330.00</text:p>
          </table:table-cell>
          <table:table-cell table:formula="of:=[.E84]+[.F84]+[.G84]" office:value-type="currency" office:currency="USD" office:value="1890">
            <text:p>$1,890.00</text:p>
          </table:table-cell>
        </table:table-row>
        <table:table-row table:style-name="ro1">
          <table:table-cell table:number-columns-repeated="3"/>
          <table:table-cell office:value-type="float" office:value="73">
            <text:p>73</text:p>
          </table:table-cell>
          <table:table-cell table:formula="of:=[.$D$6]*[.D85]" office:value-type="currency" office:currency="USD" office:value="1095">
            <text:p>$1,095.00</text:p>
          </table:table-cell>
          <table:table-cell table:formula="of:=IF([.D85]&gt;[.$D$7];[.$D$6]*([.D85]-[.$D$7]);0)" office:value-type="currency" office:currency="USD" office:value="495">
            <text:p>$495.00</text:p>
          </table:table-cell>
          <table:table-cell table:formula="of:=IF([.D85]&gt;[.$D$8];[.$D$6]*([.D85]-[.$D$8]);0)" office:value-type="currency" office:currency="USD" office:value="345">
            <text:p>$345.00</text:p>
          </table:table-cell>
          <table:table-cell table:formula="of:=[.E85]+[.F85]+[.G85]" office:value-type="currency" office:currency="USD" office:value="1935">
            <text:p>$1,935.00</text:p>
          </table:table-cell>
        </table:table-row>
        <table:table-row table:style-name="ro1">
          <table:table-cell table:number-columns-repeated="3"/>
          <table:table-cell office:value-type="float" office:value="74">
            <text:p>74</text:p>
          </table:table-cell>
          <table:table-cell table:formula="of:=[.$D$6]*[.D86]" office:value-type="currency" office:currency="USD" office:value="1110">
            <text:p>$1,110.00</text:p>
          </table:table-cell>
          <table:table-cell table:formula="of:=IF([.D86]&gt;[.$D$7];[.$D$6]*([.D86]-[.$D$7]);0)" office:value-type="currency" office:currency="USD" office:value="510">
            <text:p>$510.00</text:p>
          </table:table-cell>
          <table:table-cell table:formula="of:=IF([.D86]&gt;[.$D$8];[.$D$6]*([.D86]-[.$D$8]);0)" office:value-type="currency" office:currency="USD" office:value="360">
            <text:p>$360.00</text:p>
          </table:table-cell>
          <table:table-cell table:formula="of:=[.E86]+[.F86]+[.G86]" office:value-type="currency" office:currency="USD" office:value="1980">
            <text:p>$1,980.00</text:p>
          </table:table-cell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table:formula="of:=[.$D$6]*[.D87]" office:value-type="currency" office:currency="USD" office:value="1125">
            <text:p>$1,125.00</text:p>
          </table:table-cell>
          <table:table-cell table:formula="of:=IF([.D87]&gt;[.$D$7];[.$D$6]*([.D87]-[.$D$7]);0)" office:value-type="currency" office:currency="USD" office:value="525">
            <text:p>$525.00</text:p>
          </table:table-cell>
          <table:table-cell table:formula="of:=IF([.D87]&gt;[.$D$8];[.$D$6]*([.D87]-[.$D$8]);0)" office:value-type="currency" office:currency="USD" office:value="375">
            <text:p>$375.00</text:p>
          </table:table-cell>
          <table:table-cell table:formula="of:=[.E87]+[.F87]+[.G87]" office:value-type="currency" office:currency="USD" office:value="2025">
            <text:p>$2,025.00</text:p>
          </table:table-cell>
        </table:table-row>
        <table:table-row table:style-name="ro1">
          <table:table-cell table:number-columns-repeated="3"/>
          <table:table-cell office:value-type="float" office:value="76">
            <text:p>76</text:p>
          </table:table-cell>
          <table:table-cell table:formula="of:=[.$D$6]*[.D88]" office:value-type="currency" office:currency="USD" office:value="1140">
            <text:p>$1,140.00</text:p>
          </table:table-cell>
          <table:table-cell table:formula="of:=IF([.D88]&gt;[.$D$7];[.$D$6]*([.D88]-[.$D$7]);0)" office:value-type="currency" office:currency="USD" office:value="540">
            <text:p>$540.00</text:p>
          </table:table-cell>
          <table:table-cell table:formula="of:=IF([.D88]&gt;[.$D$8];[.$D$6]*([.D88]-[.$D$8]);0)" office:value-type="currency" office:currency="USD" office:value="390">
            <text:p>$390.00</text:p>
          </table:table-cell>
          <table:table-cell table:formula="of:=[.E88]+[.F88]+[.G88]" office:value-type="currency" office:currency="USD" office:value="2070">
            <text:p>$2,070.00</text:p>
          </table:table-cell>
        </table:table-row>
        <table:table-row table:style-name="ro1">
          <table:table-cell table:number-columns-repeated="3"/>
          <table:table-cell office:value-type="float" office:value="77">
            <text:p>77</text:p>
          </table:table-cell>
          <table:table-cell table:formula="of:=[.$D$6]*[.D89]" office:value-type="currency" office:currency="USD" office:value="1155">
            <text:p>$1,155.00</text:p>
          </table:table-cell>
          <table:table-cell table:formula="of:=IF([.D89]&gt;[.$D$7];[.$D$6]*([.D89]-[.$D$7]);0)" office:value-type="currency" office:currency="USD" office:value="555">
            <text:p>$555.00</text:p>
          </table:table-cell>
          <table:table-cell table:formula="of:=IF([.D89]&gt;[.$D$8];[.$D$6]*([.D89]-[.$D$8]);0)" office:value-type="currency" office:currency="USD" office:value="405">
            <text:p>$405.00</text:p>
          </table:table-cell>
          <table:table-cell table:formula="of:=[.E89]+[.F89]+[.G89]" office:value-type="currency" office:currency="USD" office:value="2115">
            <text:p>$2,115.00</text:p>
          </table:table-cell>
        </table:table-row>
        <table:table-row table:style-name="ro1">
          <table:table-cell table:number-columns-repeated="3"/>
          <table:table-cell office:value-type="float" office:value="78">
            <text:p>78</text:p>
          </table:table-cell>
          <table:table-cell table:formula="of:=[.$D$6]*[.D90]" office:value-type="currency" office:currency="USD" office:value="1170">
            <text:p>$1,170.00</text:p>
          </table:table-cell>
          <table:table-cell table:formula="of:=IF([.D90]&gt;[.$D$7];[.$D$6]*([.D90]-[.$D$7]);0)" office:value-type="currency" office:currency="USD" office:value="570">
            <text:p>$570.00</text:p>
          </table:table-cell>
          <table:table-cell table:formula="of:=IF([.D90]&gt;[.$D$8];[.$D$6]*([.D90]-[.$D$8]);0)" office:value-type="currency" office:currency="USD" office:value="420">
            <text:p>$420.00</text:p>
          </table:table-cell>
          <table:table-cell table:formula="of:=[.E90]+[.F90]+[.G90]" office:value-type="currency" office:currency="USD" office:value="2160">
            <text:p>$2,160.00</text:p>
          </table:table-cell>
        </table:table-row>
        <table:table-row table:style-name="ro1">
          <table:table-cell table:number-columns-repeated="3"/>
          <table:table-cell office:value-type="float" office:value="79">
            <text:p>79</text:p>
          </table:table-cell>
          <table:table-cell table:formula="of:=[.$D$6]*[.D91]" office:value-type="currency" office:currency="USD" office:value="1185">
            <text:p>$1,185.00</text:p>
          </table:table-cell>
          <table:table-cell table:formula="of:=IF([.D91]&gt;[.$D$7];[.$D$6]*([.D91]-[.$D$7]);0)" office:value-type="currency" office:currency="USD" office:value="585">
            <text:p>$585.00</text:p>
          </table:table-cell>
          <table:table-cell table:formula="of:=IF([.D91]&gt;[.$D$8];[.$D$6]*([.D91]-[.$D$8]);0)" office:value-type="currency" office:currency="USD" office:value="435">
            <text:p>$435.00</text:p>
          </table:table-cell>
          <table:table-cell table:formula="of:=[.E91]+[.F91]+[.G91]" office:value-type="currency" office:currency="USD" office:value="2205">
            <text:p>$2,205.00</text:p>
          </table:table-cell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table:formula="of:=[.$D$6]*[.D92]" office:value-type="currency" office:currency="USD" office:value="1200">
            <text:p>$1,200.00</text:p>
          </table:table-cell>
          <table:table-cell table:formula="of:=IF([.D92]&gt;[.$D$7];[.$D$6]*([.D92]-[.$D$7]);0)" office:value-type="currency" office:currency="USD" office:value="600">
            <text:p>$600.00</text:p>
          </table:table-cell>
          <table:table-cell table:formula="of:=IF([.D92]&gt;[.$D$8];[.$D$6]*([.D92]-[.$D$8]);0)" office:value-type="currency" office:currency="USD" office:value="450">
            <text:p>$450.00</text:p>
          </table:table-cell>
          <table:table-cell table:formula="of:=[.E92]+[.F92]+[.G92]" office:value-type="currency" office:currency="USD" office:value="2250">
            <text:p>$2,250.00</text:p>
          </table:table-cell>
        </table:table-row>
        <table:table-row table:style-name="ro1" table:number-rows-repeated="104848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9">03/29/2022</text:date>, <text:time>21:5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2-03-29T19:40:59.68</meta:creation-date>
    <dc:date>2022-03-29T21:59:33.54</dc:date>
    <dc:creator>Mark Lehr</dc:creator>
    <meta:editing-duration>PT2H3M23S</meta:editing-duration>
    <meta:editing-cycles>1</meta:editing-cycles>
    <meta:document-statistic meta:table-count="3" meta:cell-count="420" meta:object-count="0"/>
    <meta:generator>OpenOffice/4.1.6$Win32 OpenOffice.org_project/416m1$Build-9790</meta:generator>
  </office:meta>
</office:document-meta>
</file>